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draw:marker-start-width="0.359cm" draw:marker-end-width="0.359cm" draw:fill="solid" draw:fill-color="#ffffff" draw:textarea-horizontal-align="justify" draw:textarea-vertical-align="middle" draw:auto-grow-height="false" fo:min-height="5.947cm" fo:min-width="7.602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4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Verdana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89cm" svg:height="6.985cm" svg:x="2.27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6.35cm" svg:height="1.021cm" svg:x="3.54cm" svg:y="2.7cm">
          <draw:text-box>
            <text:p text:style-name="P2"><text:span text:style-name="T1">LC </text:span><text:span text:style-name="T2">Meter</text:span></text:p>
          </draw:text-box>
        </draw:frame>
        <draw:frame draw:style-name="gr3" draw:text-style-name="P5" draw:layer="layout" svg:width="7.62cm" svg:height="3.721cm" svg:x="2.905cm" svg:y="5.127cm">
          <draw:text-box>
            <text:p text:style-name="P4"><text:span text:style-name="T3">Notes:</text:span></text:p>
            <text:p text:style-name="P4"><text:span text:style-name="T3">- Top panel:</text:span></text:p>
            <text:p text:style-name="P4"><text:span text:style-name="T3"><text:s text:c="5"/>- Testing pins</text:span><text:span text:style-name="T3">, 1-3 </text:span><text:span text:style-name="T4">common, 4-6 common.</text:span></text:p>
            <text:p text:style-name="P4"><text:span text:style-name="T4"><text:s text:c="5"/>- Inductance (L), Capacity (C) switch.</text:span></text:p>
            <text:p text:style-name="P4"><text:span text:style-name="T3"><text:s text:c="5"/>- 3 x s</text:span><text:span text:style-name="T4">witch buttons: change capacimeter <text:s text:c="9"/>accuracy (low-med-high).</text:span></text:p>
            <text:p text:style-name="P4"><text:span text:style-name="T4">- Left side: power input (dc-jack).</text:span></text:p>
            <text:p text:style-name="P4"><text:span text:style-name="T4">- Right side: external testing banana plugs.</text:span></text:p>
            <text:p text:style-name="P4"><text:span text:style-name="T5"/></text:p>
          </draw:text-box>
        </draw:frame>
        <draw:frame draw:style-name="gr4" draw:text-style-name="P7" draw:layer="layout" svg:width="7.62cm" svg:height="1.27cm" svg:x="2.905cm" svg:y="3.857cm">
          <draw:text-box>
            <text:p text:style-name="P6"><text:span text:style-name="T6">Power Input: 7-12V</text:span></text:p>
            <text:p text:style-name="P6"><text:span text:style-name="T6">Accuracy: ~0.1 nF / ~0.1 u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3:16:49.407279600</meta:creation-date>
    <meta:generator>LibreOffice/25.2.7.2$Windows_X86_64 LibreOffice_project/5cbfd1ab6520636bb5f7b99185aa69bd7456825d</meta:generator>
    <dc:date>2025-12-26T00:46:22.107404700</dc:date>
    <meta:editing-duration>PT13M35S</meta:editing-duration>
    <meta:editing-cycles>7</meta:editing-cycles>
    <meta:document-statistic meta:object-count="4"/>
  </office:meta>
</office:document-meta>
</file>